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ac7a5" officeooo:paragraph-rsid="001ac7a5"/>
    </style:style>
    <style:style style:name="P2" style:family="paragraph" style:parent-style-name="Preformatted_20_Text">
      <style:text-properties style:font-name="Liberation Mono" fo:font-size="10pt" officeooo:rsid="001ac7a5" officeooo:paragraph-rsid="001ac7a5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ac7a5" officeooo:paragraph-rsid="00209122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ac7a5" officeooo:paragraph-rsid="0022325e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1ac7a5" officeooo:paragraph-rsid="0022f0cf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09122" officeooo:paragraph-rsid="0022325e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09122" officeooo:paragraph-rsid="00209122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2325e" officeooo:paragraph-rsid="0022325e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2f0cf" officeooo:paragraph-rsid="0022325e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fo:color="#c586c0" loext:opacity="100%" style:font-name="Liberation Mono" fo:font-size="10pt" fo:font-weight="normal" officeooo:rsid="001ac7a5" officeooo:paragraph-rsid="001ac7a5" fo:background-color="#1e1e1e" style:font-name-asian="Noto Sans Mono CJK SC" style:font-size-asian="10pt" style:font-name-complex="Liberation Mono" style:font-size-complex="10pt"/>
    </style:style>
    <style:style style:name="P11" style:family="paragraph" style:parent-style-name="Standard">
      <style:paragraph-properties style:line-height-at-least="0.252cm"/>
      <style:text-properties fo:color="#c586c0" loext:opacity="100%" style:font-name="Liberation Mono" fo:font-size="10pt" fo:font-weight="normal" officeooo:rsid="001ac7a5" fo:background-color="#1e1e1e" style:font-name-asian="Noto Sans Mono CJK SC" style:font-size-asian="10pt" style:font-name-complex="Liberation Mono" style:font-size-complex="10pt"/>
    </style:style>
    <style:style style:name="P12" style:family="paragraph" style:parent-style-name="Standard">
      <style:paragraph-properties style:line-height-at-least="0.252cm"/>
      <style:text-properties fo:color="#d4d4d4" loext:opacity="100%" style:font-name="Liberation Mono" fo:font-size="10pt" fo:font-weight="normal" officeooo:rsid="001ac7a5" fo:background-color="#1e1e1e" style:font-name-asian="Noto Sans Mono CJK SC" style:font-size-asian="10pt" style:font-name-complex="Liberation Mono" style:font-size-complex="10pt"/>
    </style:style>
    <style:style style:name="P13" style:family="paragraph" style:parent-style-name="Standard">
      <style:paragraph-properties style:line-height-at-least="0.252cm"/>
      <style:text-properties fo:color="#569cd6" loext:opacity="100%" style:font-name="Liberation Mono" fo:font-size="10pt" fo:font-weight="normal" officeooo:rsid="001ac7a5" fo:background-color="#1e1e1e" style:font-name-asian="Noto Sans Mono CJK SC" style:font-size-asian="10pt" style:font-name-complex="Liberation Mono" style:font-size-complex="10pt"/>
    </style:style>
    <style:style style:name="P14" style:family="paragraph" style:parent-style-name="Preformatted_20_Text" style:list-style-name="L1">
      <style:text-properties officeooo:rsid="001ac7a5" officeooo:paragraph-rsid="001ac7a5"/>
    </style:style>
    <style:style style:name="P15" style:family="paragraph" style:parent-style-name="Preformatted_20_Text">
      <style:text-properties officeooo:rsid="001ac7a5" officeooo:paragraph-rsid="001ac7a5"/>
    </style:style>
    <style:style style:name="P16" style:family="paragraph" style:parent-style-name="Preformatted_20_Text">
      <style:text-properties officeooo:rsid="001ac7a5" officeooo:paragraph-rsid="002a7d71"/>
    </style:style>
    <style:style style:name="P17" style:family="paragraph" style:parent-style-name="Preformatted_20_Text" style:list-style-name="L1">
      <style:text-properties style:font-name="Liberation Mono" fo:font-size="10pt" officeooo:rsid="001ac7a5" officeooo:paragraph-rsid="001ac7a5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officeooo:paragraph-rsid="002a7d71"/>
    </style:style>
    <style:style style:name="P19" style:family="paragraph" style:parent-style-name="Standard" style:list-style-name="L1">
      <style:text-properties style:font-name="Liberation Mono" fo:font-size="10pt" officeooo:rsid="001ac7a5" officeooo:paragraph-rsid="001f5190" style:font-name-asian="Noto Sans Mono CJK SC" style:font-size-asian="10pt" style:font-name-complex="Liberation Mono" style:font-size-complex="10pt"/>
    </style:style>
    <style:style style:name="T1" style:family="text">
      <style:text-properties officeooo:rsid="00194c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ce7" style:font-weight-asian="bold" style:font-weight-complex="bold"/>
    </style:style>
    <style:style style:name="T4" style:family="text">
      <style:text-properties officeooo:rsid="001f5190"/>
    </style:style>
    <style:style style:name="T5" style:family="text">
      <style:text-properties officeooo:rsid="00209122"/>
    </style:style>
    <style:style style:name="T6" style:family="text">
      <style:text-properties officeooo:rsid="0022325e"/>
    </style:style>
    <style:style style:name="T7" style:family="text">
      <style:text-properties officeooo:rsid="0022f0cf"/>
    </style:style>
    <style:style style:name="T8" style:family="text">
      <style:text-properties fo:color="#c586c0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808080" loext:opacity="100%"/>
    </style:style>
    <style:style style:name="T13" style:family="text">
      <style:text-properties officeooo:rsid="00255622"/>
    </style:style>
    <style:style style:name="T14" style:family="text">
      <style:text-properties officeooo:rsid="002973a0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mando JS par criar um projeto</text:p>
      <text:p text:style-name="Preformatted_20_Text"/>
      <text:p text:style-name="Preformatted_20_Text"/>
      <text:p text:style-name="Preformatted_20_Text"><text:s text:c="4"/>1. Criar sua pasta do projeto</text:p>
      <text:p text:style-name="Preformatted_20_Text"><text:s text:c="4"/>2. Entrar na pasta do seu projeto</text:p>
      <text:p text:style-name="Preformatted_20_Text"><text:s text:c="4"/>3. Dar o comando para criar um projeto React</text:p>
      <text:p text:style-name="Preformatted_20_Text"><text:s text:c="7"/></text:p>
      <text:p text:style-name="Preformatted_20_Text"><text:s text:c="4"/>npx create-react-app seu-app</text:p>
      <text:p text:style-name="Preformatted_20_Text"><text:s text:c="7"/></text:p>
      <text:p text:style-name="Preformatted_20_Text"><text:s text:c="4"/>4. Foram criadas várias pastas de um projeto em React</text:p>
      <text:p text:style-name="Preformatted_20_Text"><text:s text:c="7"/></text:p>
      <text:p text:style-name="Preformatted_20_Text"><text:s text:c="4"/>5. Iniciar a aplicação</text:p>
      <text:p text:style-name="Preformatted_20_Text"/>
      <text:p text:style-name="Preformatted_20_Text"><text:s text:c="4"/>npm start</text:p>
      <text:p text:style-name="Preformatted_20_Text"><text:s text:c="7"/></text:p>
      <text:p text:style-name="Preformatted_20_Text"><text:s text:c="4"/>6. Um componente padrão foi criado (http://localhost:3000)</text:p>
      <text:p text:style-name="Preformatted_20_Text"><text:s text:c="7"/></text:p>
      <text:p text:style-name="Preformatted_20_Text"><text:s text:c="4"/>7. Na pasta src poderá criar sua pasta componente (ex: $mkdir componente) </text:p>
      <text:p text:style-name="Preformatted_20_Text"/>
      <text:p text:style-name="Preformatted_20_Text"><text:s text:c="4"/>8. Entrar nessa pasta com o comando cd componente (no VSCode)</text:p>
      <text:p text:style-name="Preformatted_20_Text"/>
      <text:p text:style-name="Preformatted_20_Text"><text:s text:c="4"/>9. Criar o arquivo <text:span text:style-name="T1">Novo</text:span>Componente.js (no VSCode)</text:p>
      <text:p text:style-name="Preformatted_20_Text"/>
      <text:p text:style-name="Preformatted_20_Text"><text:s text:c="4"/>11. Um componente possui (ao menos)</text:p>
      <text:p text:style-name="Preformatted_20_Text"/>
      <text:p text:style-name="Preformatted_20_Text"><text:s text:c="4"/><text:tab/>a) Um comando import, tipo: import React from ‘react’</text:p>
      <text:p text:style-name="Preformatted_20_Text"><text:s text:c="4"/><text:tab/>b) Uma função que vai definir o componente ex: </text:p>
      <text:p text:style-name="Preformatted_20_Text"><text:tab/><text:tab/>function MeuComponente() { </text:p>
      <text:p text:style-name="Preformatted_20_Text"><text:tab/><text:tab/><text:tab/>…</text:p>
      <text:p text:style-name="Preformatted_20_Text"><text:tab/><text:tab/>} </text:p>
      <text:p text:style-name="Preformatted_20_Text"><text:s text:c="4"/><text:tab/>c) Dentro dessa função deve ter uma tag: <text:span text:style-name="T2">&lt;div&gt; … &lt;/div&gt;</text:span> <text:span text:style-name="T1">e um </text:span><text:span text:style-name="T3">return</text:span></text:p>
      <text:p text:style-name="Preformatted_20_Text"><text:s text:c="7"/><text:tab/>function MeuComponente() {</text:p>
      <text:p text:style-name="Preformatted_20_Text"><text:tab/><text:tab/> <text:s text:c="3"/><text:span text:style-name="T1">return( </text:span>&lt;div&gt; … &lt;/div&gt; <text:span text:style-name="T1">);</text:span></text:p>
      <text:p text:style-name="Preformatted_20_Text"><text:s text:c="7"/><text:tab/>}</text:p>
      <text:p text:style-name="Preformatted_20_Text"/>
      <text:p text:style-name="Preformatted_20_Text"><text:s text:c="4"/>d) Um comando export, tipo: export default MeuComponente;</text:p>
      <text:p text:style-name="Preformatted_20_Text"/>
      <text:p text:style-name="Preformatted_20_Text"/>
      <text:p text:style-name="Preformatted_20_Text"><text:s text:c="4"/>e) Exemplo completo:</text:p>
      <text:p text:style-name="Preformatted_20_Text"/>
      <text:p text:style-name="Preformatted_20_Text"><text:tab/>import React from 'react';</text:p>
      <text:p text:style-name="Preformatted_20_Text"/>
      <text:p text:style-name="Preformatted_20_Text"><text:tab/>function MeuComponente() {</text:p>
      <text:p text:style-name="Preformatted_20_Text"><text:s text:c="2"/><text:tab/><text:tab/>return (</text:p>
      <text:p text:style-name="Preformatted_20_Text"><text:s text:c="4"/><text:tab/><text:tab/><text:tab/>&lt;div&gt;</text:p>
      <text:p text:style-name="Preformatted_20_Text"><text:s text:c="6"/><text:tab/><text:tab/><text:tab/>Meu componente</text:p>
      <text:p text:style-name="Preformatted_20_Text"><text:s text:c="4"/><text:tab/><text:tab/><text:tab/>&lt;/div&gt;</text:p>
      <text:p text:style-name="Preformatted_20_Text"><text:s text:c="2"/><text:tab/><text:tab/>);</text:p>
      <text:p text:style-name="Preformatted_20_Text"><text:tab/>}</text:p>
      <text:p text:style-name="Preformatted_20_Text"/>
      <text:p text:style-name="Preformatted_20_Text"><text:tab/>export default MeuComponente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Exercício de para praticar</text:p>
      <text:p text:style-name="P1"/>
      <text:list xml:id="list3741942464" text:style-name="L1">
        <text:list-item>
          <text:p text:style-name="P14">Crie uma função que recebe dois valores a e b e retorne a soma desses valores</text:p>
        </text:list-item>
      </text:list>
      <text:p text:style-name="P1"><text:tab/>Exemplo:</text:p>
      <text:p text:style-name="P10"><text:tab/>import React, { useState } from 'react';</text:p>
      <text:p text:style-name="P10"><text:tab/></text:p>
      <text:p text:style-name="P11"><text:tab/>const SomaComponente = () =&gt; {</text:p>
      <text:p text:style-name="P11"><text:tab/><text:tab/>const valor1 = 10; // Primeiro valor constante</text:p>
      <text:p text:style-name="P11"><text:tab/><text:tab/>const valor2 = 20; // Segundo valor constante</text:p>
      <text:p text:style-name="P11"><text:tab/><text:tab/>const [resultado, setResultado] = useState(null);</text:p>
      <text:p text:style-name="P11"/>
      <text:p text:style-name="P11"><text:tab/><text:tab/>const calcularSoma = () =&gt; {</text:p>
      <text:p text:style-name="P11"><text:tab/><text:tab/> <text:s text:c="3"/>const soma = valor1 + valor2;</text:p>
      <text:p text:style-name="P11"><text:tab/><text:tab/> <text:s text:c="2"/>setResultado(soma);</text:p>
      <text:p text:style-name="P11"><text:tab/><text:tab/>};</text:p>
      <text:p text:style-name="P11"/>
      <text:p text:style-name="P12"><text:span text:style-name="T8"><text:tab/><text:tab/>return</text:span> (</text:p>
      <text:p text:style-name="P12"><text:span text:style-name="T12"><text:tab/><text:tab/> <text:s text:c="6"/>&lt;</text:span><text:span text:style-name="T10">div</text:span><text:span text:style-name="T12">&gt;</text:span></text:p>
      <text:p text:style-name="P12"><text:span text:style-name="T12"><text:tab/><text:tab/> <text:s text:c="10"/>&lt;</text:span><text:span text:style-name="T10">h1</text:span><text:span text:style-name="T12">&gt;</text:span>Calculadora de Soma<text:span text:style-name="T12">&lt;/</text:span><text:span text:style-name="T10">h1</text:span><text:span text:style-name="T12">&gt;</text:span></text:p>
      <text:p text:style-name="P12"><text:span text:style-name="T12"><text:tab/><text:tab/> <text:s text:c="9"/>&lt;</text:span><text:span text:style-name="T10">button</text:span> <text:span text:style-name="T9">onClick</text:span>=<text:span text:style-name="T10">{</text:span><text:span text:style-name="T11">calcularSoma</text:span><text:span text:style-name="T10">}</text:span><text:span text:style-name="T12">&gt;</text:span>Calcular Soma<text:span text:style-name="T12">&lt;/</text:span><text:span text:style-name="T10">button</text:span><text:span text:style-name="T12">&gt;</text:span></text:p>
      <text:p text:style-name="P12"><text:span text:style-name="T10"><text:tab/><text:tab/> <text:s text:c="9"/>{</text:span>resultado !== <text:span text:style-name="T10">null</text:span> &amp;&amp; <text:span text:style-name="T12">&lt;</text:span><text:span text:style-name="T10">p</text:span><text:span text:style-name="T12">&gt;</text:span><text:span text:style-name="T10">{</text:span>valor1<text:span text:style-name="T10">}</text:span> + <text:span text:style-name="T10">{</text:span>valor2<text:span text:style-name="T10">}</text:span> = <text:span text:style-name="T10">{</text:span>resultado<text:span text:style-name="T10">}</text:span><text:span text:style-name="T12">&lt;/</text:span><text:span text:style-name="T10">p</text:span><text:span text:style-name="T12">&gt;</text:span><text:span text:style-name="T10">}</text:span></text:p>
      <text:p text:style-name="P12"><text:span text:style-name="T12"><text:s/><text:tab/><text:tab/> <text:s text:c="5"/>&lt;/</text:span><text:span text:style-name="T10">div</text:span><text:span text:style-name="T12">&gt;</text:span></text:p>
      <text:p text:style-name="P12"><text:tab/><text:tab/>);</text:p>
      <text:p text:style-name="P12"><text:tab/>}</text:p>
      <text:p text:style-name="P13"><text:tab/>expor<text:span text:style-name="T13">t</text:span> default SomaComponente;</text:p>
      <text:p text:style-name="P1"/>
      <text:p text:style-name="P1"/>
      <text:p text:style-name="P18">%----------------------------</text:p>
      <text:p text:style-name="P18"/>
      <text:p text:style-name="P16">Agora me<text:span text:style-name="T14">l</text:span>hore o componente faze<text:span text:style-name="T14">n</text:span>do <text:span text:style-name="T14">3 (três)</text:span> novos botões que calculam a subtração a multiplicação e a divisão, os i<text:span text:style-name="T14">n</text:span>puts <text:span text:style-name="T14">devem ser </text:span>os mesmos.</text:p>
      <text:p text:style-name="P16"/>
      <text:p text:style-name="P16">%----------------------------</text:p>
      <text:p text:style-name="P18"/>
      <text:p text:style-name="P16"/>
      <text:p text:style-name="P1"/>
      <text:list xml:id="list141502422585574" text:continue-numbering="true" text:style-name="L1">
        <text:list-item>
          <text:p text:style-name="P19">Crie uma função que recebe o valor do usuário, <text:span text:style-name="T4">em um “input text”</text:span> e retorna <text:span text:style-name="T4">um valor segundo a função a seguir </text:span></text:p>
          <text:p text:style-name="P19">Exemplo:</text:p>
          <text:p text:style-name="P17"><text:s text:c="2"/>const dobrar = (num) =&gt; num * 2;</text:p>
          <text:p text:style-name="P17"><text:s text:c="2"/>console.log(dobrar(5)); // Isso imprimirá 10</text:p>
        </text:list-item>
      </text:list>
      <text:p text:style-name="P2"/>
      <text:p text:style-name="P2"/>
      <text:p text:style-name="P2"><text:tab/><text:span text:style-name="T5">import React, {useState} from ‘react’;</text:span></text:p>
      <text:p text:style-name="P2"><text:tab/></text:p>
      <text:p text:style-name="P3"><text:tab/><text:span text:style-name="T5">function </text:span><text:span text:style-name="T7">Caluladora</text:span><text:span text:style-name="T5">(){</text:span></text:p>
      <text:p text:style-name="P6"><text:tab/> <text:s/>const [valorEntrada , setValorEntrada] = useState(‘’)</text:p>
      <text:p text:style-name="P3"><text:tab/> <text:s/><text:span text:style-name="T5">const [valorSaida, setValorSaida] = useState(‘’);</text:span></text:p>
      <text:p text:style-name="P3"><text:tab/> <text:s/>// <text:span text:style-name="T5">função para lidar com o valor de entrada</text:span></text:p>
      <text:p text:style-name="P3"><text:tab/> <text:s/><text:span text:style-name="T5">const manipulaEntrada = (event) =&gt; {</text:span></text:p>
      <text:p text:style-name="P3"><text:tab/><text:tab/><text:span text:style-name="T5">setValorEntrada(event.target.value);</text:span></text:p>
      <text:p text:style-name="P7"><text:tab/>};</text:p>
      <text:p text:style-name="P3"><text:tab/>// <text:span text:style-name="T5">função para tratar o valor entrado pelo usuário</text:span></text:p>
      <text:p text:style-name="P2"><text:tab/><text:span text:style-name="T5">const dobrar = () =&gt; {</text:span></text:p>
      <text:p text:style-name="P2"><text:tab/> <text:s/><text:span text:style-name="T5">const valor = parseFloat(valorEntrada);</text:span></text:p>
      <text:p text:style-name="P3"><text:tab/> <text:s/><text:span text:style-name="T5">if (!isNan(valor) {</text:span></text:p>
      <text:p text:style-name="P7"><text:tab/><text:tab/>setValorSaida (“O dobro de ${valor} é ${valor * 2}”);</text:p>
      <text:p text:style-name="P7"><text:tab/> <text:s/>} else {</text:p>
      <text:p text:style-name="P7"><text:tab/><text:tab/>setValorSaida (“Valor inválido”);</text:p>
      <text:p text:style-name="P2"><text:s text:c="8"/><text:span text:style-name="T5">}</text:span></text:p>
      <text:p text:style-name="P2"><text:tab/><text:span text:style-name="T6">};</text:span></text:p>
      <text:p text:style-name="P4"><text:s text:c="6"/><text:span text:style-name="T6">return(</text:span></text:p>
      <text:p text:style-name="P4"><text:soft-page-break/><text:tab/><text:tab/>&lt;<text:span text:style-name="T6">div</text:span>&gt;</text:p>
      <text:p text:style-name="P4"><text:tab/><text:tab/>&lt;<text:span text:style-name="T6">h1</text:span>&gt;<text:span text:style-name="T6">Calculado simples</text:span>&lt;/<text:span text:style-name="T6">h1</text:span>&gt;</text:p>
      <text:p text:style-name="P4"><text:tab/><text:tab/>&lt;<text:span text:style-name="T6">input</text:span></text:p>
      <text:p text:style-name="P4"><text:tab/><text:tab/><text:tab/><text:span text:style-name="T6">type=”text”</text:span></text:p>
      <text:p text:style-name="P4"><text:tab/><text:tab/><text:tab/><text:span text:style-name="T6">placeholder=”Insira um valor”</text:span></text:p>
      <text:p text:style-name="P4"><text:tab/><text:tab/><text:tab/><text:span text:style-name="T6">value={</text:span><text:span text:style-name="T5">valorEntradava</text:span><text:span text:style-name="T6">}</text:span></text:p>
      <text:p text:style-name="P4"><text:tab/><text:tab/><text:tab/><text:span text:style-name="T6">onChange={</text:span><text:span text:style-name="T5">manipulaEntrada</text:span><text:span text:style-name="T6">}</text:span></text:p>
      <text:p text:style-name="P4"><text:tab/><text:tab/>/&gt;</text:p>
      <text:p text:style-name="P4"><text:tab/><text:tab/>&lt;<text:span text:style-name="T7">button onClick={dobrar}</text:span>&gt;&lt;/<text:span text:style-name="T7">button</text:span>&gt;</text:p>
      <text:p text:style-name="P5"><text:tab/><text:tab/>&lt;<text:span text:style-name="T7">p</text:span>&gt;<text:span text:style-name="T7">{</text:span><text:span text:style-name="T5">valorSaida</text:span><text:span text:style-name="T7">}</text:span>&lt;&gt;</text:p>
      <text:p text:style-name="P4"><text:tab/><text:tab/>&lt;/<text:span text:style-name="T6">div</text:span>&gt;</text:p>
      <text:p text:style-name="P8"><text:tab/>);</text:p>
      <text:p text:style-name="P9"><text:s text:c="4"/>}</text:p>
      <text:p text:style-name="P5"><text:s text:c="4"/><text:span text:style-name="T7">export default Caluladora;</text:span></text:p>
      <text:list xml:id="list141502607411696" text:continue-numbering="true" text:style-name="L1">
        <text:list-item>
          <text:p text:style-name="P17">///</text:p>
        </text:list-item>
        <text:list-item>
          <text:p text:style-name="P17">///</text:p>
        </text:list-item>
      </text:list>
      <text:p text:style-name="P1"/>
      <text:p text:style-name="P1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2T14:15:01.995286613</dc:date>
    <meta:editing-duration>PT1H54M47S</meta:editing-duration>
    <meta:editing-cycles>14</meta:editing-cycles>
    <meta:generator>LibreOffice/7.4.7.2$Linux_X86_64 LibreOffice_project/40$Build-2</meta:generator>
    <meta:document-statistic meta:table-count="0" meta:image-count="0" meta:object-count="0" meta:page-count="3" meta:paragraph-count="103" meta:word-count="421" meta:character-count="3042" meta:non-whitespace-character-count="2371"/>
  </office:meta>
</office:document-meta>
</file>